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P1" style:family="paragraph" style:parent-style-name="Text_20_body" style:list-style-name="L1">
      <style:text-properties officeooo:rsid="0001a00c" officeooo:paragraph-rsid="0001a00c"/>
    </style:style>
    <style:style style:name="P2" style:family="paragraph" style:parent-style-name="Text_20_body">
      <style:paragraph-properties fo:line-height="150%" fo:text-align="justify" style:justify-single-word="false"/>
      <style:text-properties officeooo:rsid="0001a00c" officeooo:paragraph-rsid="0001a00c"/>
    </style:style>
    <style:style style:name="P3" style:family="paragraph" style:parent-style-name="Text_20_body" style:list-style-name="L1">
      <style:text-properties officeooo:rsid="0001c885" officeooo:paragraph-rsid="0001c885"/>
    </style:style>
    <style:style style:name="P4" style:family="paragraph" style:parent-style-name="Text_20_body">
      <style:text-properties officeooo:rsid="0001c885" officeooo:paragraph-rsid="0001c885"/>
    </style:style>
    <style:style style:name="P5" style:family="paragraph" style:parent-style-name="Text_20_body">
      <style:paragraph-properties fo:text-align="center" style:justify-single-word="false"/>
      <style:text-properties officeooo:rsid="0001c885" officeooo:paragraph-rsid="0001c885"/>
    </style:style>
    <style:style style:name="P6" style:family="paragraph" style:parent-style-name="Table_20_Contents">
      <style:paragraph-properties fo:text-align="center" style:justify-single-word="false"/>
      <style:text-properties officeooo:rsid="0001c885" officeooo:paragraph-rsid="0001c885"/>
    </style:style>
    <style:style style:name="P7" style:family="paragraph" style:parent-style-name="Heading_20_2">
      <style:text-properties officeooo:paragraph-rsid="0003757e"/>
    </style:style>
    <style:style style:name="T1" style:family="text">
      <style:text-properties officeooo:rsid="0003757e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officeooo:rsid="000a0db4" style:font-weight-asian="normal" style:font-weight-complex="normal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1">A</text:span>utorización de la entrevista <text:span text:style-name="T1">n. </text:span><text:span text:style-name="T3">…….</text:span></text:h>
      <text:p text:style-name="P2">Autorizo a <text:span text:style-name="T2">…………………………………………………………….….</text:span> de <text:span text:style-name="T2">…………………………………………………………………………………………</text:span> <text:span text:style-name="T2">…………………………………………………………………………………………………………….</text:span> a que conserve y custodie la grabación de mi testimonio personal, así como su transcripción.</text:p>
      <text:p text:style-name="P2">Además, autorizo a que tod<text:span text:style-name="T1">a </text:span>cita textual del contenido la grabación, su transcripción o el archivo resultante de la grabación pueda ser utilizado bajo las siguientes condiciones:</text:p>
      <text:list xml:id="list979559884" text:style-name="L1">
        <text:list-item>
          <text:p text:style-name="P1">Anonimato del entrevistador.</text:p>
        </text:list-item>
        <text:list-item>
          <text:p text:style-name="P1">Cita expresa del nombre y apellidos del informante.</text:p>
        </text:list-item>
        <text:list-item>
          <text:p text:style-name="P3">Uso académico e investigador.</text:p>
        </text:list-item>
        <text:list-item>
          <text:p text:style-name="P3">Uso libre bajo licencia Creative Commons Atribuir-Compartir Igual 4.0.</text:p>
        </text:list-item>
      </text:list>
      <text:p text:style-name="P4"/>
      <text:p text:style-name="P5">En <text:span text:style-name="T2">……………………………………………………….……………………</text:span></text:p>
      <text:p text:style-name="P5">a <text:span text:style-name="T2">………</text:span> de <text:span text:style-name="T2">…………………….…………….</text:span><text:span text:style-name="T4"> </text:span>de <text:span text:style-name="T2">……….……</text:span></text:p>
      <text:p text:style-name="P5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Entrevistador</text:p>
          </table:table-cell>
          <table:table-cell table:style-name="Tabla1.A1" office:value-type="string">
            <text:p text:style-name="P6">Entrevistad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án Hernández Cazorla</meta:initial-creator>
    <meta:creation-date>2019-11-29T00:48:47.002726263</meta:creation-date>
    <dc:date>2019-11-29T01:31:52.454449749</dc:date>
    <dc:creator>Iván Hernández Cazorla</dc:creator>
    <meta:editing-duration>PT31M11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1" meta:paragraph-count="11" meta:word-count="92" meta:character-count="699" meta:non-whitespace-character-count="622"/>
  </office:meta>
</office:document-meta>
</file>